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harcoal CY" svg:font-family="'Charcoal CY'"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harcoal CY"/>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break-before="page"/>
      <style:text-properties style:font-name="Charcoal CY"/>
    </style:style>
    <style:style style:name="P4" style:family="paragraph" style:parent-style-name="Standard" style:list-style-name="L1">
      <style:text-properties style:font-name="Charcoal CY"/>
    </style:style>
    <style:style style:name="P5" style:family="paragraph" style:parent-style-name="Standard" style:list-style-name="L2">
      <style:text-properties style:font-name="Charcoal CY"/>
    </style:style>
    <style:style style:name="P6" style:family="paragraph" style:parent-style-name="Standard" style:list-style-name="L2">
      <style:text-properties style:font-name="Charcoal CY" fo:font-weight="normal" style:font-weight-asian="normal" style:font-weight-complex="normal"/>
    </style:style>
    <style:style style:name="P7" style:family="paragraph" style:parent-style-name="Standard">
      <style:paragraph-properties fo:text-align="center" style:justify-single-word="false"/>
      <style:text-properties fo:font-size="20pt" style:font-size-asian="20pt" style:font-size-complex="20pt"/>
    </style:style>
    <style:style style:name="P8" style:family="paragraph" style:parent-style-name="Heading_20_1">
      <style:text-properties style:font-name="Charcoal CY"/>
    </style:style>
    <style:style style:name="P9" style:family="paragraph" style:parent-style-name="Heading_20_1">
      <style:paragraph-properties fo:text-align="center" style:justify-single-word="false"/>
    </style:style>
    <style:style style:name="P10" style:family="paragraph" style:parent-style-name="Heading_20_1">
      <style:paragraph-properties fo:break-before="page"/>
      <style:text-properties style:font-name="Charcoal CY"/>
    </style:style>
    <style:style style:name="T1"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Page number in a section</text:h>
      <text:p text:style-name="P7">Tobi presentation (DAISY 2009)</text:p>
      <text:h text:style-name="P10" text:outline-level="1">Presentation Abstract</text:h>
      <text:p text:style-name="P1"/>
      <text:list xml:id="list480688790" text:style-name="L1">
        <text:list-item>
          <text:p text:style-name="P4">Multimedia user experiences based on text, images, audio and video are now the norm. This rich ecosystem is mostly unstructured and inaccessible to persons with disabilities.</text:p>
        </text:list-item>
        <text:list-item>
          <text:p text:style-name="P4">The revision of the DAISY standard is incorporating new features to fulfill the scalability, interoperability, and accessibility requirements of the publishing industry.</text:p>
        </text:list-item>
        <text:list-item>
          <text:p text:style-name="P4">This presentation will demonstrate the Tobi open source software in a typical production workflow involving the synchronization of text and recorded audio. We will introduce the application's technical architecture, to showcase the plugin extensibility mechanism and its potential for innovative third party features.</text:p>
        </text:list-item>
      </text:list>
      <text:section text:style-name="Sect1" text:name="BodyMatterStart">
        <text:p text:style-name="P3"/>
      </text:section>
      <text:h text:style-name="P8" text:outline-level="1">About Daniel Weck</text:h>
      <text:p text:style-name="P1"/>
      <text:list xml:id="list601626105" text:style-name="L2">
        <text:list-item>
          <text:p text:style-name="P5">Writes software applications for the <text:span text:style-name="T1">DAISY Consortium</text:span></text:p>
        </text:list-item>
        <text:list-item>
          <text:p text:style-name="P6">Head of the “Tobi” development team</text:p>
        </text:list-item>
        <text:list-item>
          <text:p text:style-name="P5">Lead-architect of the “Urakawa SDK” (Software Development Kit for synchronized multimedia)</text:p>
        </text:list-item>
        <text:list-item>
          <text:p text:style-name="P5">Contributing programmer in the “AMIS” DAISY player (self-voicing user interface)</text:p>
        </text:list-item>
        <text:list-item>
          <text:p text:style-name="P5">Involved in ongoing DAISY-next specification (video working-group)</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harcoal CY" svg:font-family="'Charcoal CY'"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 style:family="paragraph" style:next-style-name="Standard"/>
    <style:style style:name="Footer" style:family="paragraph" style:parent-style-name="Standard" style:list-style-name=""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_5b_DAISY_5d__20_Author" style:display-name="[DAISY] Author" style:family="paragraph" style:next-style-name="Standard"/>
    <style:style style:name="_5b_DAISY_5d__20_BridgeHead" style:display-name="[DAISY] BridgeHead" style:family="paragraph" style:next-style-name="Standard"/>
    <style:style style:name="_5b_DAISY_5d__20_ByLine" style:display-name="[DAISY] ByLine" style:family="paragraph" style:next-style-name="Standard"/>
    <style:style style:name="_5b_DAISY_5d__20_DateLine" style:display-name="[DAISY] DateLine" style:family="paragraph" style:next-style-name="Standard"/>
    <style:style style:name="_5b_DAISY_5d__20_Keyboard_20_Input" style:display-name="[DAISY] Keyboard Input" style:family="paragraph" style:next-style-name="Standard"/>
    <style:style style:name="_5b_DAISY_5d__20_Address" style:display-name="[DAISY] Address" style:family="paragraph" style:next-style-name="Standard"/>
    <style:style style:name="_5b_DAISY_5d__20_Prodnote" style:display-name="[DAISY] Prodnote" style:family="paragraph" style:next-style-name="Standard"/>
    <style:style style:name="_5b_DAISY_5d__20_Prodnote_20__28_Optional_29_" style:display-name="[DAISY] Prodnote (Optional)" style:family="paragraph" style:parent-style-name="_5b_DAISY_5d__20_Prodnote"/>
    <style:style style:name="_5b_DAISY_5d__20_Sample" style:display-name="[DAISY] Sample" style:family="paragraph" style:next-style-name="Standard"/>
    <style:style style:name="_5b_DAISY_5d__20_Blockquote" style:display-name="[DAISY] Blockquote" style:family="paragraph" style:next-style-name="Standard"/>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5b_DAISY_5d__20_Computer_20_Code" style:display-name="[DAISY] Computer Code" style:family="text"/>
    <style:style style:name="_5b_DAISY_5d__20_Keyboard_20_Input" style:display-name="[DAISY] Keyboard Input" style:family="text"/>
    <style:style style:name="_5b_DAISY_5d__20_Prodnote" style:display-name="[DAISY] Prodnote" style:family="text"/>
    <style:style style:name="_5b_DAISY_5d__20_Prodnote_20__28_Optional_29_" style:display-name="[DAISY] Prodnote (Optional)" style:family="text"/>
    <style:style style:name="_5b_DAISY_5d__20_Sample" style:display-name="[DAISY] Sample" style:family="text"/>
    <style:style style:name="_5b_DAISY_5d__20_Sentence" style:display-name="[DAISY] Sentence" style:family="text"/>
    <style:style style:name="_5b_DAISY_5d__20_Span" style:display-name="[DAISY] Span" style:family="text"/>
    <style:style style:name="_5b_DAISY_5d__20_Abbreviation" style:display-name="[DAISY] Abbreviation" style:family="text"/>
    <style:style style:name="_5b_DAISY_5d__20_Acronym" style:display-name="[DAISY] Acronym" style:family="text"/>
    <style:style style:name="_5b_DAISY_5d__20_Acronym_20__28_Pronounce_29_" style:display-name="[DAISY] Acronym (Pronounce)"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0-13T16:52:05</meta:creation-date>
    <dc:date>2009-10-05T15:28:20</dc:date>
    <meta:editing-duration>PT25H07M28S</meta:editing-duration>
    <meta:editing-cycles>256</meta:editing-cycles>
    <meta:generator>OpenOffice.org/3.1$Unix OpenOffice.org_project/310m19$Build-9420</meta:generator>
    <meta:keyword>DAISY</meta:keyword>
    <dc:subject>DAISY multimedia authoring</dc:subject>
    <dc:title>Tobi: an extensible software tool to author next-generation accessible publications</dc:title>
    <dc:creator>Vincent Spiewak</dc:creator>
    <meta:document-statistic meta:table-count="0" meta:image-count="0" meta:object-count="0" meta:page-count="3" meta:paragraph-count="13" meta:word-count="158" meta:character-count="1085"/>
    <meta:user-defined meta:name="Info 1"/>
    <meta:user-defined meta:name="Info 2"/>
    <meta:user-defined meta:name="Info 3"/>
    <meta:user-defined meta:name="Info 4"/>
  </office:meta>
</office:document-meta>
</file>